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DejaVu Sans Mono" svg:font-family="'DejaVu Sans Mono'"/>
    <style:font-face style:name="Lohit Devanagari1" svg:font-family="'Lohit Devanagari'"/>
    <style:font-face style:name="Verdana" svg:font-family="Verdana,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style:style>
    <style:style style:name="P2" style:family="paragraph" style:parent-style-name="Preformatted_20_Text">
      <style:text-properties fo:color="#000000" officeooo:rsid="00123936" officeooo:paragraph-rsid="00123936"/>
    </style:style>
    <style:style style:name="P3" style:family="paragraph" style:parent-style-name="Preformatted_20_Text">
      <style:text-properties fo:color="#000000" fo:font-style="normal" officeooo:rsid="00128ab5" officeooo:paragraph-rsid="00128ab5" style:font-style-asian="normal" style:font-style-complex="normal"/>
    </style:style>
    <style:style style:name="P4" style:family="paragraph" style:parent-style-name="Preformatted_20_Text">
      <loext:graphic-properties draw:fill="solid" draw:fill-color="#ffffff" draw:opacity="100%"/>
      <style:paragraph-properties fo:background-color="#ffffff"/>
      <style:text-properties fo:color="#800080"/>
    </style:style>
    <style:style style:name="P5" style:family="paragraph" style:parent-style-name="Preformatted_20_Text">
      <loext:graphic-properties draw:fill="solid" draw:fill-color="#ffffff" draw:opacity="100%"/>
      <style:paragraph-properties fo:background-color="#ffffff"/>
    </style:style>
    <style:style style:name="P6" style:family="paragraph" style:parent-style-name="Preformatted_20_Text">
      <loext:graphic-properties draw:fill="solid" draw:fill-color="#ffffff" draw:opacity="100%"/>
      <style:paragraph-properties fo:margin-top="0cm" fo:margin-bottom="0.499cm" loext:contextual-spacing="false" fo:background-color="#ffffff"/>
      <style:text-properties fo:color="#800080"/>
    </style:style>
    <style:style style:name="P7" style:family="paragraph" style:parent-style-name="Text_20_body">
      <style:text-properties officeooo:rsid="00123936" officeooo:paragraph-rsid="00123936"/>
    </style:style>
    <style:style style:name="P8" style:family="paragraph" style:parent-style-name="Text_20_body" style:list-style-name="L1"/>
    <style:style style:name="P9" style:family="paragraph" style:parent-style-name="Text_20_body" style:list-style-name="L1">
      <style:text-properties officeooo:paragraph-rsid="00123936"/>
    </style:style>
    <style:style style:name="P10" style:family="paragraph" style:parent-style-name="Text_20_body">
      <style:text-properties fo:font-style="italic" officeooo:rsid="00128ab5" officeooo:paragraph-rsid="00128ab5" style:font-style-asian="italic" style:font-style-complex="italic"/>
    </style:style>
    <style:style style:name="P11" style:family="paragraph" style:parent-style-name="Text_20_body">
      <style:text-properties fo:font-style="normal" officeooo:rsid="00128ab5" officeooo:paragraph-rsid="00128ab5" style:font-style-asian="normal" style:font-style-complex="normal"/>
    </style:style>
    <style:style style:name="P12" style:family="paragraph" style:parent-style-name="Text_20_body">
      <style:text-properties officeooo:rsid="0014c757" officeooo:paragraph-rsid="0014c757"/>
    </style:style>
    <style:style style:name="P13" style:family="paragraph" style:parent-style-name="Text_20_body">
      <style:text-properties officeooo:rsid="0018ab4d" officeooo:paragraph-rsid="0018ab4d"/>
    </style:style>
    <style:style style:name="P14" style:family="paragraph" style:parent-style-name="Text_20_body">
      <style:text-properties officeooo:rsid="001bd99f" officeooo:paragraph-rsid="001bd99f"/>
    </style:style>
    <style:style style:name="P15" style:family="paragraph" style:parent-style-name="Subtitle">
      <style:text-properties officeooo:rsid="00123936" officeooo:paragraph-rsid="00123936"/>
    </style:style>
    <style:style style:name="P16" style:family="paragraph" style:parent-style-name="Title">
      <style:text-properties officeooo:rsid="00123936" officeooo:paragraph-rsid="00123936"/>
    </style:style>
    <style:style style:name="P17" style:family="paragraph" style:parent-style-name="Heading_20_1">
      <style:paragraph-properties fo:text-align="center" style:justify-single-word="false"/>
      <style:text-properties officeooo:rsid="00123936" officeooo:paragraph-rsid="00123936"/>
    </style:style>
    <style:style style:name="P18" style:family="paragraph" style:parent-style-name="Heading_20_1">
      <style:text-properties officeooo:paragraph-rsid="00123936"/>
    </style:style>
    <style:style style:name="T1" style:family="text">
      <style:text-properties officeooo:rsid="00123936"/>
    </style:style>
    <style:style style:name="T2" style:family="text">
      <style:text-properties style:font-name="Verdana" fo:font-size="11pt"/>
    </style:style>
    <style:style style:name="T3" style:family="text">
      <style:text-properties style:font-name="Verdana" fo:font-size="11pt" fo:font-style="italic"/>
    </style:style>
    <style:style style:name="T4" style:family="text">
      <style:text-properties style:font-name="Verdana" fo:font-size="11pt" officeooo:rsid="00123936"/>
    </style:style>
    <style:style style:name="T5" style:family="text">
      <style:text-properties fo:color="#800000" fo:font-weight="bold"/>
    </style:style>
    <style:style style:name="T6" style:family="text">
      <style:text-properties fo:color="#800080"/>
    </style:style>
    <style:style style:name="T7" style:family="text">
      <style:text-properties fo:color="#bb7977"/>
    </style:style>
    <style:style style:name="T8" style:family="text">
      <style:text-properties fo:color="#bb7977" fo:font-weight="bold"/>
    </style:style>
    <style:style style:name="T9" style:family="text">
      <style:text-properties fo:color="#808030"/>
    </style:style>
    <style:style style:name="T10" style:family="text">
      <style:text-properties fo:color="#008c00"/>
    </style:style>
    <style:style style:name="T11" style:family="text">
      <style:text-properties officeooo:rsid="001d530f"/>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oria Współbieżności</text:p>
      <text:p text:style-name="P15">Laboratorium 5</text:p>
      <text:h text:style-name="P17" text:outline-level="1">Andrzej Ratajczak</text:h>
      <text:h text:style-name="P18" text:outline-level="1"><text:span text:style-name="T1">1. Producenci i konsumenci z losową ilością pobieranych i wstawianych opcji</text:span></text:h>
      <text:p text:style-name="P7">Założenia:</text:p>
      <text:list xml:id="list187640871" text:style-name="L1">
        <text:list-item>
          <text:p text:style-name="P9"><text:span text:style-name="T4">Bufor o rozmiarze 2M</text:span></text:p>
        </text:list-item>
        <text:list-item>
          <text:p text:style-name="P8"><text:span text:style-name="T2">Jest </text:span><text:span text:style-name="T3">m</text:span><text:span text:style-name="T2"> producentów i </text:span><text:span text:style-name="T3">n</text:span><text:span text:style-name="T2"> konsumentów </text:span></text:p>
        </text:list-item>
        <text:list-item>
          <text:p text:style-name="P8"><text:span text:style-name="T4">P</text:span><text:span text:style-name="T2">roducent wstawia do bufora losowa liczbę elementów (nie więcej niż M) </text:span></text:p>
        </text:list-item>
        <text:list-item>
          <text:p text:style-name="P8"><text:span text:style-name="T2">Konsument pobiera losowa liczbę elementów (nie więcej niż M) </text:span></text:p>
        </text:list-item>
      </text:list>
      <text:p text:style-name="P7">Zadanie wykonałem w dwóch wariantach, korzystając z mechanizmów systemowych oraz z mechanizmów z pakietu Java Concurrency Utilities. </text:p>
      <text:p text:style-name="P2"><text:span text:style-name="T5">class</text:span> Producer <text:span text:style-name="T5">implements</text:span> Runnable <text:span text:style-name="T6">{</text:span></text:p>
      <text:p text:style-name="P1"><text:s text:c="4"/><text:span text:style-name="T5">private</text:span> <text:span text:style-name="T8">Buffer</text:span> _buf<text:span text:style-name="T6">;</text:span></text:p>
      <text:p text:style-name="P1"><text:s text:c="4"/><text:span text:style-name="T5">private</text:span> <text:span text:style-name="T7">int</text:span> upperBound<text:span text:style-name="T6">;</text:span></text:p>
      <text:p text:style-name="P1"><text:s text:c="4"/><text:span text:style-name="T5">private</text:span> <text:span text:style-name="T7">int</text:span> value<text:span text:style-name="T6">;</text:span></text:p>
      <text:p text:style-name="P1"><text:s text:c="4"/><text:span text:style-name="T5">public</text:span> Producer<text:span text:style-name="T9">(</text:span><text:span text:style-name="T8">Buffer</text:span> buf<text:span text:style-name="T9">,</text:span> <text:span text:style-name="T7">int</text:span> upperBound<text:span text:style-name="T9">,</text:span> <text:span text:style-name="T7">int</text:span> value<text:span text:style-name="T9">)</text:span> <text:span text:style-name="T6">{</text:span></text:p>
      <text:p text:style-name="P1"><text:s text:c="8"/>_buf <text:span text:style-name="T9">=</text:span> buf<text:span text:style-name="T6">;</text:span></text:p>
      <text:p text:style-name="P1"><text:s text:c="8"/><text:span text:style-name="T5">this</text:span><text:span text:style-name="T9">.</text:span>upperBound <text:span text:style-name="T9">=</text:span> upperBound<text:span text:style-name="T6">;</text:span></text:p>
      <text:p text:style-name="P1"><text:s text:c="8"/><text:span text:style-name="T5">this</text:span><text:span text:style-name="T9">.</text:span>value <text:span text:style-name="T9">=</text:span> value<text:span text:style-name="T6">;</text:span></text:p>
      <text:p text:style-name="P1"><text:s text:c="4"/><text:span text:style-name="T6">}</text:span></text:p>
      <text:p text:style-name="P5"/>
      <text:p text:style-name="P1"><text:s text:c="4"/><text:span text:style-name="T5">public</text:span> <text:span text:style-name="T7">void</text:span> run<text:span text:style-name="T9">()</text:span> <text:span text:style-name="T6">{</text:span></text:p>
      <text:p text:style-name="P1"><text:s text:c="8"/><text:span text:style-name="T5">for</text:span> <text:span text:style-name="T9">(</text:span><text:span text:style-name="T7">int</text:span> i <text:span text:style-name="T9">=</text:span> <text:span text:style-name="T10">0</text:span><text:span text:style-name="T6">;</text:span> i <text:span text:style-name="T9">&lt;</text:span> value<text:span text:style-name="T6">;</text:span> <text:span text:style-name="T9">++</text:span>i<text:span text:style-name="T9">)</text:span> <text:span text:style-name="T6">{</text:span></text:p>
      <text:p text:style-name="P1"><text:s text:c="12"/>_buf<text:span text:style-name="T9">.</text:span>put<text:span text:style-name="T9">(</text:span>i<text:span text:style-name="T9">)</text:span><text:span text:style-name="T6">;</text:span></text:p>
      <text:p text:style-name="P1"><text:s text:c="8"/><text:span text:style-name="T6">}</text:span></text:p>
      <text:p text:style-name="P1"><text:s text:c="4"/><text:span text:style-name="T6">}</text:span></text:p>
      <text:p text:style-name="P4">}</text:p>
      <text:p text:style-name="P5"/>
      <text:p text:style-name="P1"><text:span text:style-name="T5">class</text:span> Consumer <text:span text:style-name="T5">implements</text:span> Runnable <text:span text:style-name="T6">{</text:span></text:p>
      <text:p text:style-name="P1"><text:s text:c="4"/><text:span text:style-name="T5">private</text:span> <text:span text:style-name="T8">Buffer</text:span> _buf<text:span text:style-name="T6">;</text:span></text:p>
      <text:p text:style-name="P1"><text:s text:c="4"/><text:span text:style-name="T5">private</text:span> <text:span text:style-name="T7">int</text:span> upperBound<text:span text:style-name="T6">;</text:span></text:p>
      <text:p text:style-name="P1"><text:s text:c="4"/><text:span text:style-name="T5">private</text:span> <text:span text:style-name="T7">int</text:span> value<text:span text:style-name="T6">;</text:span></text:p>
      <text:p text:style-name="P1"><text:s text:c="4"/><text:span text:style-name="T5">public</text:span> Consumer<text:span text:style-name="T9">(</text:span><text:span text:style-name="T8">Buffer</text:span> buf<text:span text:style-name="T9">,</text:span> <text:span text:style-name="T7">int</text:span> upperBound<text:span text:style-name="T9">,</text:span> <text:span text:style-name="T7">int</text:span> value<text:span text:style-name="T9">)</text:span> <text:span text:style-name="T6">{</text:span></text:p>
      <text:p text:style-name="P1"><text:s text:c="8"/>_buf <text:span text:style-name="T9">=</text:span> buf<text:span text:style-name="T6">;</text:span></text:p>
      <text:p text:style-name="P1"><text:s text:c="8"/><text:span text:style-name="T5">this</text:span><text:span text:style-name="T9">.</text:span>upperBound <text:span text:style-name="T9">=</text:span> upperBound<text:span text:style-name="T6">;</text:span></text:p>
      <text:p text:style-name="P1"><text:s text:c="8"/><text:span text:style-name="T5">this</text:span><text:span text:style-name="T9">.</text:span>value <text:span text:style-name="T9">=</text:span> value<text:span text:style-name="T6">;</text:span></text:p>
      <text:p text:style-name="P1"><text:s text:c="4"/><text:span text:style-name="T6">}</text:span></text:p>
      <text:p text:style-name="P5"/>
      <text:p text:style-name="P1"><text:s text:c="4"/><text:span text:style-name="T5">public</text:span> <text:span text:style-name="T7">void</text:span> run<text:span text:style-name="T9">()</text:span> <text:span text:style-name="T6">{</text:span></text:p>
      <text:p text:style-name="P1"><text:s text:c="8"/><text:span text:style-name="T5">for</text:span> <text:span text:style-name="T9">(</text:span><text:span text:style-name="T7">int</text:span> i <text:span text:style-name="T9">=</text:span> <text:span text:style-name="T10">0</text:span><text:span text:style-name="T6">;</text:span> i <text:span text:style-name="T9">&lt;</text:span> value<text:span text:style-name="T6">;</text:span> <text:span text:style-name="T9">++</text:span>i<text:span text:style-name="T9">)</text:span> <text:span text:style-name="T6">{</text:span></text:p>
      <text:p text:style-name="P1"><text:s text:c="12"/>_buf<text:span text:style-name="T9">.</text:span>get<text:span text:style-name="T9">()</text:span><text:span text:style-name="T6">;</text:span></text:p>
      <text:p text:style-name="P1"><text:s text:c="8"/><text:span text:style-name="T6">}</text:span></text:p>
      <text:p text:style-name="P1"><text:s text:c="4"/><text:span text:style-name="T6">}</text:span></text:p>
      <text:p text:style-name="P4">}</text:p>
      <text:p text:style-name="P5"/>
      <text:p text:style-name="P1"><text:span text:style-name="T5">class</text:span> Buffer <text:span text:style-name="T6">{</text:span></text:p>
      <text:p text:style-name="P5"><text:soft-page-break/></text:p>
      <text:p text:style-name="P1"><text:s text:c="4"/><text:span text:style-name="T5">private</text:span> <text:span text:style-name="T7">int</text:span> _size<text:span text:style-name="T6">;</text:span></text:p>
      <text:p text:style-name="P1"><text:s text:c="4"/><text:span text:style-name="T5">private</text:span> <text:span text:style-name="T7">int</text:span> iterator <text:span text:style-name="T9">=</text:span> <text:span text:style-name="T9">-</text:span><text:span text:style-name="T10">1</text:span><text:span text:style-name="T6">;</text:span></text:p>
      <text:p text:style-name="P1"><text:s text:c="4"/><text:span text:style-name="T5">private</text:span> <text:span text:style-name="T7">int</text:span><text:span text:style-name="T9">[]</text:span> buffer<text:span text:style-name="T6">;</text:span></text:p>
      <text:p text:style-name="P1"><text:s text:c="4"/><text:span text:style-name="T5">private</text:span> <text:span text:style-name="T8">Lock</text:span> lock <text:span text:style-name="T9">=</text:span> <text:span text:style-name="T5">new</text:span> <text:span text:style-name="T8">ReentrantLock</text:span><text:span text:style-name="T9">()</text:span><text:span text:style-name="T6">;</text:span></text:p>
      <text:p text:style-name="P5"/>
      <text:p text:style-name="P1"><text:s text:c="4"/><text:span text:style-name="T5">public</text:span> <text:span text:style-name="T8">Buffer</text:span><text:span text:style-name="T9">(</text:span><text:span text:style-name="T7">int</text:span> size<text:span text:style-name="T9">)</text:span> <text:span text:style-name="T6">{</text:span></text:p>
      <text:p text:style-name="P1"><text:s text:c="8"/>_size <text:span text:style-name="T9">=</text:span> size<text:span text:style-name="T6">;</text:span></text:p>
      <text:p text:style-name="P1"><text:s text:c="8"/>buffer <text:span text:style-name="T9">=</text:span> <text:span text:style-name="T5">new</text:span> <text:span text:style-name="T7">int</text:span><text:span text:style-name="T9">[</text:span>size<text:span text:style-name="T9">]</text:span><text:span text:style-name="T6">;</text:span></text:p>
      <text:p text:style-name="P1"><text:s text:c="4"/><text:span text:style-name="T6">}</text:span></text:p>
      <text:p text:style-name="P5"/>
      <text:p text:style-name="P1"><text:s text:c="4"/><text:span text:style-name="T5">private</text:span> <text:span text:style-name="T7">boolean</text:span> canPut<text:span text:style-name="T9">()</text:span> <text:span text:style-name="T6">{</text:span></text:p>
      <text:p text:style-name="P1"><text:s text:c="8"/><text:span text:style-name="T5">return</text:span> iterator <text:span text:style-name="T9">+</text:span> <text:span text:style-name="T10">1</text:span> <text:span text:style-name="T9">&lt;</text:span> _size<text:span text:style-name="T6">;</text:span></text:p>
      <text:p text:style-name="P1"><text:s text:c="4"/><text:span text:style-name="T6">}</text:span></text:p>
      <text:p text:style-name="P5"/>
      <text:p text:style-name="P1"><text:s text:c="4"/><text:span text:style-name="T5">public</text:span> <text:span text:style-name="T7">void</text:span> put<text:span text:style-name="T9">(</text:span><text:span text:style-name="T7">int</text:span> i<text:span text:style-name="T9">)</text:span> <text:span text:style-name="T6">{</text:span></text:p>
      <text:p text:style-name="P1"><text:s text:c="8"/>lock<text:span text:style-name="T9">.</text:span>lock<text:span text:style-name="T9">()</text:span><text:span text:style-name="T6">;</text:span></text:p>
      <text:p text:style-name="P1"><text:s text:c="8"/><text:span text:style-name="T5">while</text:span> <text:span text:style-name="T9">(!</text:span>canPut<text:span text:style-name="T9">())</text:span> <text:span text:style-name="T6">{</text:span></text:p>
      <text:p text:style-name="P1"><text:s text:c="12"/>lock<text:span text:style-name="T9">.</text:span>unlock<text:span text:style-name="T9">()</text:span><text:span text:style-name="T6">;</text:span></text:p>
      <text:p text:style-name="P1"><text:s text:c="12"/>lock<text:span text:style-name="T9">.</text:span>lock<text:span text:style-name="T9">()</text:span><text:span text:style-name="T6">;</text:span></text:p>
      <text:p text:style-name="P1"><text:s text:c="8"/><text:span text:style-name="T6">}</text:span></text:p>
      <text:p text:style-name="P1"><text:s text:c="8"/>iterator<text:span text:style-name="T9">++</text:span><text:span text:style-name="T6">;</text:span></text:p>
      <text:p text:style-name="P1"><text:s text:c="8"/>buffer<text:span text:style-name="T9">[</text:span>iterator<text:span text:style-name="T9">]</text:span> <text:span text:style-name="T9">=</text:span> i<text:span text:style-name="T6">;</text:span></text:p>
      <text:p text:style-name="P1"><text:s text:c="8"/>lock<text:span text:style-name="T9">.</text:span>unlock<text:span text:style-name="T9">()</text:span><text:span text:style-name="T6">;</text:span></text:p>
      <text:p text:style-name="P1"><text:s text:c="4"/><text:span text:style-name="T6">}</text:span></text:p>
      <text:p text:style-name="P5"/>
      <text:p text:style-name="P1"><text:s text:c="4"/><text:span text:style-name="T5">private</text:span> <text:span text:style-name="T7">boolean</text:span> canGet<text:span text:style-name="T9">()</text:span> <text:span text:style-name="T6">{</text:span></text:p>
      <text:p text:style-name="P1"><text:s text:c="8"/><text:span text:style-name="T5">return</text:span> iterator <text:span text:style-name="T9">&gt;=</text:span> <text:span text:style-name="T10">0</text:span><text:span text:style-name="T6">;</text:span></text:p>
      <text:p text:style-name="P1"><text:s text:c="4"/><text:span text:style-name="T6">}</text:span></text:p>
      <text:p text:style-name="P5"/>
      <text:p text:style-name="P1"><text:s text:c="4"/><text:span text:style-name="T5">public</text:span> <text:span text:style-name="T7">int</text:span> get<text:span text:style-name="T9">()</text:span> <text:span text:style-name="T6">{</text:span></text:p>
      <text:p text:style-name="P1"><text:s text:c="8"/>lock<text:span text:style-name="T9">.</text:span>lock<text:span text:style-name="T9">()</text:span><text:span text:style-name="T6">;</text:span></text:p>
      <text:p text:style-name="P1"><text:s text:c="8"/><text:span text:style-name="T5">while</text:span> <text:span text:style-name="T9">(!</text:span>canGet<text:span text:style-name="T9">())</text:span> <text:span text:style-name="T6">{</text:span></text:p>
      <text:p text:style-name="P1"><text:s text:c="12"/>lock<text:span text:style-name="T9">.</text:span>unlock<text:span text:style-name="T9">()</text:span><text:span text:style-name="T6">;</text:span></text:p>
      <text:p text:style-name="P1"><text:s text:c="12"/>lock<text:span text:style-name="T9">.</text:span>lock<text:span text:style-name="T9">()</text:span><text:span text:style-name="T6">;</text:span></text:p>
      <text:p text:style-name="P1"><text:s text:c="8"/><text:span text:style-name="T6">}</text:span></text:p>
      <text:p text:style-name="P1"><text:s text:c="8"/><text:span text:style-name="T7">int</text:span> k <text:span text:style-name="T9">=</text:span> buffer<text:span text:style-name="T9">[</text:span>iterator<text:span text:style-name="T9">]</text:span><text:span text:style-name="T6">;</text:span></text:p>
      <text:p text:style-name="P1"><text:s text:c="8"/>iterator<text:span text:style-name="T9">--</text:span><text:span text:style-name="T6">;</text:span></text:p>
      <text:p text:style-name="P1"><text:s text:c="8"/>lock<text:span text:style-name="T9">.</text:span>unlock<text:span text:style-name="T9">()</text:span><text:span text:style-name="T6">;</text:span></text:p>
      <text:p text:style-name="P1"><text:s text:c="8"/><text:span text:style-name="T5">return</text:span> k<text:span text:style-name="T6">;</text:span></text:p>
      <text:p text:style-name="P1"><text:s text:c="4"/><text:span text:style-name="T6">}</text:span></text:p>
      <text:p text:style-name="P4">}</text:p>
      <text:p text:style-name="P5"/>
      <text:p text:style-name="P1"><text:span text:style-name="T5">public</text:span> <text:span text:style-name="T5">class</text:span> Main <text:span text:style-name="T6">{</text:span></text:p>
      <text:p text:style-name="P5"/>
      <text:p text:style-name="P1"><text:s text:c="4"/><text:span text:style-name="T5">public</text:span> <text:span text:style-name="T5">static</text:span> <text:span text:style-name="T7">void</text:span> main<text:span text:style-name="T9">(</text:span><text:span text:style-name="T8">String</text:span><text:span text:style-name="T9">[]</text:span> args<text:span text:style-name="T9">)</text:span> <text:span text:style-name="T5">throws</text:span> <text:span text:style-name="T8">InterruptedException</text:span> <text:span text:style-name="T6">{</text:span></text:p>
      <text:p text:style-name="P5"/>
      <text:p text:style-name="P1"><text:s text:c="8"/><text:span text:style-name="T7">int</text:span> M <text:span text:style-name="T9">=</text:span> <text:span text:style-name="T10">100</text:span><text:span text:style-name="T6">;</text:span></text:p>
      <text:p text:style-name="P1"><text:s text:c="8"/><text:span text:style-name="T7">int</text:span> m <text:span text:style-name="T9">=</text:span> <text:span text:style-name="T10">5</text:span><text:span text:style-name="T6">;</text:span></text:p>
      <text:p text:style-name="P1"><text:s text:c="8"/><text:span text:style-name="T7">int</text:span> n <text:span text:style-name="T9">=</text:span> <text:span text:style-name="T10">5</text:span><text:span text:style-name="T6">;</text:span></text:p>
      <text:p text:style-name="P5"/>
      <text:p text:style-name="P1"><text:s text:c="8"/><text:span text:style-name="T8">Random</text:span> rn <text:span text:style-name="T9">=</text:span> <text:span text:style-name="T5">new</text:span> <text:span text:style-name="T8">Random</text:span><text:span text:style-name="T9">()</text:span><text:span text:style-name="T6">;</text:span></text:p>
      <text:p text:style-name="P5"/>
      <text:p text:style-name="P1"><text:s text:c="8"/><text:span text:style-name="T7">int</text:span> checker <text:span text:style-name="T9">=</text:span> <text:span text:style-name="T10">0</text:span><text:span text:style-name="T6">;</text:span></text:p>
      <text:p text:style-name="P1"><text:s text:c="8"/><text:span text:style-name="T7">int</text:span> newValue<text:span text:style-name="T6">;</text:span></text:p>
      <text:p text:style-name="P1"><text:s text:c="8"/><text:span text:style-name="T5">for</text:span><text:span text:style-name="T9">(</text:span><text:span text:style-name="T7">int</text:span> res <text:span text:style-name="T9">=</text:span> <text:span text:style-name="T10">0</text:span><text:span text:style-name="T6">;</text:span> res <text:span text:style-name="T9">&lt;</text:span> <text:span text:style-name="T10">100</text:span><text:span text:style-name="T6">;</text:span><text:span text:style-name="T9">)</text:span> <text:span text:style-name="T6">{</text:span></text:p>
      <text:p text:style-name="P1"><text:s text:c="12"/>checker <text:span text:style-name="T9">=</text:span> <text:span text:style-name="T10">0</text:span><text:span text:style-name="T6">;</text:span></text:p>
      <text:p text:style-name="P1"><text:s text:c="12"/><text:span text:style-name="T8">Buffer</text:span> buffer <text:span text:style-name="T9">=</text:span> <text:span text:style-name="T5">new</text:span> <text:span text:style-name="T8">Buffer</text:span><text:span text:style-name="T9">(</text:span><text:span text:style-name="T10">2</text:span> <text:span text:style-name="T9">*</text:span> M<text:span text:style-name="T9">)</text:span><text:span text:style-name="T6">;</text:span></text:p>
      <text:p text:style-name="P1"><text:s text:c="12"/><text:span text:style-name="T7">long</text:span> begin <text:span text:style-name="T9">=</text:span> <text:span text:style-name="T8">System</text:span><text:span text:style-name="T9">.</text:span>nanoTime<text:span text:style-name="T9">()</text:span><text:span text:style-name="T6">;</text:span></text:p>
      <text:p text:style-name="P1"><text:s text:c="12"/><text:span text:style-name="T8">ThreadPoolExecutor</text:span> executor <text:span text:style-name="T9">=</text:span> <text:span text:style-name="T9">(</text:span><text:span text:style-name="T8">ThreadPoolExecutor</text:span><text:span text:style-name="T9">)</text:span> <text:span text:style-name="T8">Executors</text:span><text:span text:style-name="T9">.</text:span>newFixedThreadPool<text:span text:style-name="T9">(</text:span>m <text:span text:style-name="T9">+</text:span> n<text:span text:style-name="T9">)</text:span><text:span text:style-name="T6">;</text:span></text:p>
      <text:p text:style-name="P1"><text:s text:c="12"/><text:span text:style-name="T5">for</text:span> <text:span text:style-name="T9">(</text:span><text:span text:style-name="T7">int</text:span> i <text:span text:style-name="T9">=</text:span> <text:span text:style-name="T10">0</text:span><text:span text:style-name="T6">;</text:span> i <text:span text:style-name="T9">&lt;</text:span> m<text:span text:style-name="T6">;</text:span> i<text:span text:style-name="T9">++)</text:span> <text:span text:style-name="T6">{</text:span></text:p>
      <text:p text:style-name="P1"><text:s text:c="16"/>newValue <text:span text:style-name="T9">=</text:span> rn<text:span text:style-name="T9">.</text:span>nextInt<text:span text:style-name="T9">(</text:span>M<text:span text:style-name="T9">)</text:span> <text:span text:style-name="T9">+</text:span> <text:span text:style-name="T10">1</text:span><text:span text:style-name="T6">;</text:span></text:p>
      <text:p text:style-name="P1"><text:s text:c="16"/>checker <text:span text:style-name="T9">+=</text:span> newValue<text:span text:style-name="T6">;</text:span></text:p>
      <text:p text:style-name="P1"><text:soft-page-break/><text:s text:c="16"/>executor<text:span text:style-name="T9">.</text:span>execute<text:span text:style-name="T9">(</text:span><text:span text:style-name="T5">new</text:span> Producer<text:span text:style-name="T9">(</text:span>buffer<text:span text:style-name="T9">,</text:span> M<text:span text:style-name="T9">,</text:span> newValue<text:span text:style-name="T9">))</text:span><text:span text:style-name="T6">;</text:span></text:p>
      <text:p text:style-name="P1"><text:s text:c="12"/><text:span text:style-name="T6">}</text:span></text:p>
      <text:p text:style-name="P1"><text:s text:c="12"/><text:span text:style-name="T5">for</text:span> <text:span text:style-name="T9">(</text:span><text:span text:style-name="T7">int</text:span> i <text:span text:style-name="T9">=</text:span> <text:span text:style-name="T10">0</text:span><text:span text:style-name="T6">;</text:span> i <text:span text:style-name="T9">&lt;</text:span> n<text:span text:style-name="T6">;</text:span> i<text:span text:style-name="T9">++)</text:span> <text:span text:style-name="T6">{</text:span></text:p>
      <text:p text:style-name="P1"><text:s text:c="16"/>newValue <text:span text:style-name="T9">=</text:span> rn<text:span text:style-name="T9">.</text:span>nextInt<text:span text:style-name="T9">(</text:span>M<text:span text:style-name="T9">)</text:span> <text:span text:style-name="T9">+</text:span> <text:span text:style-name="T10">1</text:span><text:span text:style-name="T6">;</text:span></text:p>
      <text:p text:style-name="P1"><text:s text:c="16"/>checker <text:span text:style-name="T9">-=</text:span> newValue<text:span text:style-name="T6">;</text:span></text:p>
      <text:p text:style-name="P1"><text:s text:c="16"/>executor<text:span text:style-name="T9">.</text:span>execute<text:span text:style-name="T9">(</text:span><text:span text:style-name="T5">new</text:span> Consumer<text:span text:style-name="T9">(</text:span>buffer<text:span text:style-name="T9">,</text:span> M<text:span text:style-name="T9">,</text:span> newValue<text:span text:style-name="T9">))</text:span><text:span text:style-name="T6">;</text:span></text:p>
      <text:p text:style-name="P1"><text:s text:c="12"/><text:span text:style-name="T6">}</text:span></text:p>
      <text:p text:style-name="P1"><text:s text:c="12"/>executor<text:span text:style-name="T9">.</text:span>shutdown<text:span text:style-name="T9">()</text:span><text:span text:style-name="T6">;</text:span></text:p>
      <text:p text:style-name="P1"><text:s text:c="12"/><text:span text:style-name="T5">if</text:span> <text:span text:style-name="T9">(</text:span>checker <text:span text:style-name="T9">&lt;</text:span> <text:span text:style-name="T10">0</text:span> <text:span text:style-name="T9">||</text:span> checker <text:span text:style-name="T9">&gt;</text:span> <text:span text:style-name="T10">2</text:span> <text:span text:style-name="T9">*</text:span> M<text:span text:style-name="T9">)</text:span> <text:span text:style-name="T6">{</text:span></text:p>
      <text:p text:style-name="P1"><text:s text:c="16"/>executor<text:span text:style-name="T9">.</text:span>awaitTermination<text:span text:style-name="T9">(</text:span><text:span text:style-name="T10">0</text:span><text:span text:style-name="T9">,</text:span> <text:span text:style-name="T8">TimeUnit</text:span><text:span text:style-name="T9">.</text:span>SECONDS<text:span text:style-name="T9">)</text:span><text:span text:style-name="T6">;</text:span></text:p>
      <text:p text:style-name="P1"><text:s text:c="16"/>executor<text:span text:style-name="T9">.</text:span>shutdownNow<text:span text:style-name="T9">()</text:span><text:span text:style-name="T6">;</text:span></text:p>
      <text:p text:style-name="P1"><text:s text:c="16"/><text:span text:style-name="T5">continue</text:span><text:span text:style-name="T6">;</text:span></text:p>
      <text:p text:style-name="P1"><text:s text:c="12"/><text:span text:style-name="T6">}</text:span></text:p>
      <text:p text:style-name="P5"/>
      <text:p text:style-name="P1"><text:s text:c="12"/><text:span text:style-name="T7">long</text:span> end <text:span text:style-name="T9">=</text:span> <text:span text:style-name="T8">System</text:span><text:span text:style-name="T9">.</text:span>nanoTime<text:span text:style-name="T9">()</text:span><text:span text:style-name="T6">;</text:span></text:p>
      <text:p text:style-name="P1"><text:s text:c="12"/><text:span text:style-name="T8">System</text:span><text:span text:style-name="T9">.</text:span>out<text:span text:style-name="T9">.</text:span>println<text:span text:style-name="T9">(</text:span>end <text:span text:style-name="T9">-</text:span> begin<text:span text:style-name="T9">)</text:span><text:span text:style-name="T6">;</text:span></text:p>
      <text:p text:style-name="P1"><text:s text:c="12"/>executor<text:span text:style-name="T9">.</text:span>shutdownNow<text:span text:style-name="T9">()</text:span><text:span text:style-name="T6">;</text:span></text:p>
      <text:p text:style-name="P1"><text:s text:c="12"/>res<text:span text:style-name="T9">++</text:span><text:span text:style-name="T6">;</text:span></text:p>
      <text:p text:style-name="P1"><text:s text:c="8"/><text:span text:style-name="T6">}</text:span></text:p>
      <text:p text:style-name="P1"><text:s text:c="4"/><text:span text:style-name="T6">}</text:span></text:p>
      <text:p text:style-name="P6">}</text:p>
      <text:p text:style-name="P10">Kod źródłowy 1. Implementacja rozwiązania przy użyciu funkcji systemowych.</text:p>
      <text:p text:style-name="P3"><text:span text:style-name="T5">class</text:span> Buffer <text:span text:style-name="T6">{</text:span></text:p>
      <text:p text:style-name="P5"/>
      <text:p text:style-name="P1"><text:s text:c="4"/><text:span text:style-name="T5">private</text:span> <text:span text:style-name="T7">int</text:span> _size<text:span text:style-name="T6">;</text:span></text:p>
      <text:p text:style-name="P1"><text:s text:c="4"/><text:span text:style-name="T5">private</text:span> <text:span text:style-name="T7">int</text:span> iterator <text:span text:style-name="T9">=</text:span> <text:span text:style-name="T9">-</text:span><text:span text:style-name="T10">1</text:span><text:span text:style-name="T6">;</text:span></text:p>
      <text:p text:style-name="P1"><text:s text:c="4"/><text:span text:style-name="T5">private</text:span> <text:span text:style-name="T7">int</text:span><text:span text:style-name="T9">[]</text:span> buffer<text:span text:style-name="T6">;</text:span></text:p>
      <text:p text:style-name="P1"><text:s text:c="4"/><text:span text:style-name="T5">private</text:span> <text:span text:style-name="T8">Lock</text:span> lock <text:span text:style-name="T9">=</text:span> <text:span text:style-name="T5">new</text:span> <text:span text:style-name="T8">ReentrantLock</text:span><text:span text:style-name="T9">()</text:span><text:span text:style-name="T6">;</text:span></text:p>
      <text:p text:style-name="P5"/>
      <text:p text:style-name="P1"><text:s text:c="4"/><text:span text:style-name="T5">public</text:span> <text:span text:style-name="T8">Buffer</text:span><text:span text:style-name="T9">(</text:span><text:span text:style-name="T7">int</text:span> size<text:span text:style-name="T9">)</text:span> <text:span text:style-name="T6">{</text:span></text:p>
      <text:p text:style-name="P1"><text:s text:c="8"/>_size <text:span text:style-name="T9">=</text:span> size<text:span text:style-name="T6">;</text:span></text:p>
      <text:p text:style-name="P1"><text:s text:c="8"/>buffer <text:span text:style-name="T9">=</text:span> <text:span text:style-name="T5">new</text:span> <text:span text:style-name="T7">int</text:span><text:span text:style-name="T9">[</text:span>size<text:span text:style-name="T9">]</text:span><text:span text:style-name="T6">;</text:span></text:p>
      <text:p text:style-name="P1"><text:s text:c="4"/><text:span text:style-name="T6">}</text:span></text:p>
      <text:p text:style-name="P5"/>
      <text:p text:style-name="P1"><text:s text:c="4"/><text:span text:style-name="T5">private</text:span> <text:span text:style-name="T7">boolean</text:span> canPut<text:span text:style-name="T9">()</text:span> <text:span text:style-name="T6">{</text:span></text:p>
      <text:p text:style-name="P1"><text:s text:c="8"/><text:span text:style-name="T5">return</text:span> iterator <text:span text:style-name="T9">+</text:span> <text:span text:style-name="T10">1</text:span> <text:span text:style-name="T9">&lt;</text:span> _size<text:span text:style-name="T6">;</text:span></text:p>
      <text:p text:style-name="P1"><text:s text:c="4"/><text:span text:style-name="T6">}</text:span></text:p>
      <text:p text:style-name="P5"/>
      <text:p text:style-name="P1"><text:s text:c="4"/><text:span text:style-name="T5">public</text:span> <text:span text:style-name="T7">void</text:span> put<text:span text:style-name="T9">(</text:span><text:span text:style-name="T7">int</text:span> i<text:span text:style-name="T9">)</text:span> <text:span text:style-name="T6">{</text:span></text:p>
      <text:p text:style-name="P1"><text:s text:c="8"/>lock<text:span text:style-name="T9">.</text:span>lock<text:span text:style-name="T9">()</text:span><text:span text:style-name="T6">;</text:span></text:p>
      <text:p text:style-name="P1"><text:s text:c="8"/><text:span text:style-name="T5">while</text:span> <text:span text:style-name="T9">(!</text:span>canPut<text:span text:style-name="T9">())</text:span> <text:span text:style-name="T6">{</text:span></text:p>
      <text:p text:style-name="P1"><text:s text:c="12"/>lock<text:span text:style-name="T9">.</text:span>unlock<text:span text:style-name="T9">()</text:span><text:span text:style-name="T6">;</text:span></text:p>
      <text:p text:style-name="P1"><text:s text:c="12"/>lock<text:span text:style-name="T9">.</text:span>lock<text:span text:style-name="T9">()</text:span><text:span text:style-name="T6">;</text:span></text:p>
      <text:p text:style-name="P1"><text:s text:c="8"/><text:span text:style-name="T6">}</text:span></text:p>
      <text:p text:style-name="P1"><text:s text:c="8"/>iterator<text:span text:style-name="T9">++</text:span><text:span text:style-name="T6">;</text:span></text:p>
      <text:p text:style-name="P1"><text:s text:c="8"/>buffer<text:span text:style-name="T9">[</text:span>iterator<text:span text:style-name="T9">]</text:span> <text:span text:style-name="T9">=</text:span> i<text:span text:style-name="T6">;</text:span></text:p>
      <text:p text:style-name="P1"><text:s text:c="8"/>lock<text:span text:style-name="T9">.</text:span>unlock<text:span text:style-name="T9">()</text:span><text:span text:style-name="T6">;</text:span></text:p>
      <text:p text:style-name="P1"><text:s text:c="4"/><text:span text:style-name="T6">}</text:span></text:p>
      <text:p text:style-name="P5"/>
      <text:p text:style-name="P1"><text:s text:c="4"/><text:span text:style-name="T5">private</text:span> <text:span text:style-name="T7">boolean</text:span> canGet<text:span text:style-name="T9">()</text:span> <text:span text:style-name="T6">{</text:span></text:p>
      <text:p text:style-name="P1"><text:s text:c="8"/><text:span text:style-name="T5">return</text:span> iterator <text:span text:style-name="T9">&gt;=</text:span> <text:span text:style-name="T10">0</text:span><text:span text:style-name="T6">;</text:span></text:p>
      <text:p text:style-name="P1"><text:s text:c="4"/><text:span text:style-name="T6">}</text:span></text:p>
      <text:p text:style-name="P5"/>
      <text:p text:style-name="P1"><text:s text:c="4"/><text:span text:style-name="T5">public</text:span> <text:span text:style-name="T7">int</text:span> get<text:span text:style-name="T9">()</text:span> <text:span text:style-name="T6">{</text:span></text:p>
      <text:p text:style-name="P1"><text:s text:c="8"/>lock<text:span text:style-name="T9">.</text:span>lock<text:span text:style-name="T9">()</text:span><text:span text:style-name="T6">;</text:span></text:p>
      <text:p text:style-name="P1"><text:s text:c="8"/><text:span text:style-name="T5">while</text:span> <text:span text:style-name="T9">(!</text:span>canGet<text:span text:style-name="T9">())</text:span> <text:span text:style-name="T6">{</text:span></text:p>
      <text:p text:style-name="P1"><text:s text:c="12"/>lock<text:span text:style-name="T9">.</text:span>unlock<text:span text:style-name="T9">()</text:span><text:span text:style-name="T6">;</text:span></text:p>
      <text:p text:style-name="P1"><text:s text:c="12"/>lock<text:span text:style-name="T9">.</text:span>lock<text:span text:style-name="T9">()</text:span><text:span text:style-name="T6">;</text:span></text:p>
      <text:p text:style-name="P1"><text:s text:c="8"/><text:span text:style-name="T6">}</text:span></text:p>
      <text:p text:style-name="P1"><text:s text:c="8"/><text:span text:style-name="T7">int</text:span> k <text:span text:style-name="T9">=</text:span> buffer<text:span text:style-name="T9">[</text:span>iterator<text:span text:style-name="T9">]</text:span><text:span text:style-name="T6">;</text:span></text:p>
      <text:p text:style-name="P1"><text:s text:c="8"/>iterator<text:span text:style-name="T9">--</text:span><text:span text:style-name="T6">;</text:span></text:p>
      <text:p text:style-name="P1"><text:soft-page-break/><text:s text:c="8"/>lock<text:span text:style-name="T9">.</text:span>unlock<text:span text:style-name="T9">()</text:span><text:span text:style-name="T6">;</text:span></text:p>
      <text:p text:style-name="P1"><text:s text:c="8"/><text:span text:style-name="T5">return</text:span> k<text:span text:style-name="T6">;</text:span></text:p>
      <text:p text:style-name="P1"><text:s text:c="4"/><text:span text:style-name="T6">}</text:span></text:p>
      <text:p text:style-name="P4">}</text:p>
      <text:p text:style-name="P5"/>
      <text:p text:style-name="P1"><text:span text:style-name="T5">public</text:span> <text:span text:style-name="T5">class</text:span> Main <text:span text:style-name="T6">{</text:span></text:p>
      <text:p text:style-name="P5"/>
      <text:p text:style-name="P1"><text:s text:c="4"/><text:span text:style-name="T5">public</text:span> <text:span text:style-name="T5">static</text:span> <text:span text:style-name="T7">void</text:span> main<text:span text:style-name="T9">(</text:span><text:span text:style-name="T8">String</text:span><text:span text:style-name="T9">[]</text:span> args<text:span text:style-name="T9">)</text:span> <text:span text:style-name="T5">throws</text:span> <text:span text:style-name="T8">InterruptedException</text:span> <text:span text:style-name="T6">{</text:span></text:p>
      <text:p text:style-name="P5"/>
      <text:p text:style-name="P1"><text:s text:c="8"/><text:span text:style-name="T7">int</text:span> M <text:span text:style-name="T9">=</text:span> <text:span text:style-name="T10">100</text:span><text:span text:style-name="T6">;</text:span></text:p>
      <text:p text:style-name="P1"><text:s text:c="8"/><text:span text:style-name="T7">int</text:span> m <text:span text:style-name="T9">=</text:span> <text:span text:style-name="T10">5</text:span><text:span text:style-name="T6">;</text:span></text:p>
      <text:p text:style-name="P1"><text:s text:c="8"/><text:span text:style-name="T7">int</text:span> n <text:span text:style-name="T9">=</text:span> <text:span text:style-name="T10">5</text:span><text:span text:style-name="T6">;</text:span></text:p>
      <text:p text:style-name="P5"/>
      <text:p text:style-name="P1"><text:s text:c="8"/><text:span text:style-name="T8">Random</text:span> rn <text:span text:style-name="T9">=</text:span> <text:span text:style-name="T5">new</text:span> <text:span text:style-name="T8">Random</text:span><text:span text:style-name="T9">()</text:span><text:span text:style-name="T6">;</text:span></text:p>
      <text:p text:style-name="P5"/>
      <text:p text:style-name="P1"><text:s text:c="8"/><text:span text:style-name="T7">int</text:span> checker <text:span text:style-name="T9">=</text:span> <text:span text:style-name="T10">0</text:span><text:span text:style-name="T6">;</text:span></text:p>
      <text:p text:style-name="P1"><text:s text:c="8"/><text:span text:style-name="T7">int</text:span> newValue<text:span text:style-name="T6">;</text:span></text:p>
      <text:p text:style-name="P1"><text:s text:c="8"/><text:span text:style-name="T5">for</text:span><text:span text:style-name="T9">(</text:span><text:span text:style-name="T7">int</text:span> res <text:span text:style-name="T9">=</text:span> <text:span text:style-name="T10">0</text:span><text:span text:style-name="T6">;</text:span> res <text:span text:style-name="T9">&lt;</text:span> <text:span text:style-name="T10">100</text:span><text:span text:style-name="T6">;</text:span><text:span text:style-name="T9">)</text:span> <text:span text:style-name="T6">{</text:span></text:p>
      <text:p text:style-name="P1"><text:s text:c="12"/>checker <text:span text:style-name="T9">=</text:span> <text:span text:style-name="T10">0</text:span><text:span text:style-name="T6">;</text:span></text:p>
      <text:p text:style-name="P1"><text:s text:c="12"/><text:span text:style-name="T8">Buffer</text:span> buffer <text:span text:style-name="T9">=</text:span> <text:span text:style-name="T5">new</text:span> <text:span text:style-name="T8">Buffer</text:span><text:span text:style-name="T9">(</text:span><text:span text:style-name="T10">2</text:span> <text:span text:style-name="T9">*</text:span> M<text:span text:style-name="T9">)</text:span><text:span text:style-name="T6">;</text:span></text:p>
      <text:p text:style-name="P1"><text:s text:c="12"/><text:span text:style-name="T7">long</text:span> begin <text:span text:style-name="T9">=</text:span> <text:span text:style-name="T8">System</text:span><text:span text:style-name="T9">.</text:span>nanoTime<text:span text:style-name="T9">()</text:span><text:span text:style-name="T6">;</text:span></text:p>
      <text:p text:style-name="P1"><text:s text:c="12"/><text:span text:style-name="T8">ThreadPoolExecutor</text:span> executor <text:span text:style-name="T9">=</text:span> <text:span text:style-name="T9">(</text:span><text:span text:style-name="T8">ThreadPoolExecutor</text:span><text:span text:style-name="T9">)</text:span> <text:span text:style-name="T8">Executors</text:span><text:span text:style-name="T9">.</text:span>newFixedThreadPool<text:span text:style-name="T9">(</text:span>m <text:span text:style-name="T9">+</text:span> n<text:span text:style-name="T9">)</text:span><text:span text:style-name="T6">;</text:span></text:p>
      <text:p text:style-name="P1"><text:s text:c="12"/><text:span text:style-name="T5">for</text:span> <text:span text:style-name="T9">(</text:span><text:span text:style-name="T7">int</text:span> i <text:span text:style-name="T9">=</text:span> <text:span text:style-name="T10">0</text:span><text:span text:style-name="T6">;</text:span> i <text:span text:style-name="T9">&lt;</text:span> m<text:span text:style-name="T6">;</text:span> i<text:span text:style-name="T9">++)</text:span> <text:span text:style-name="T6">{</text:span></text:p>
      <text:p text:style-name="P1"><text:s text:c="16"/>newValue <text:span text:style-name="T9">=</text:span> rn<text:span text:style-name="T9">.</text:span>nextInt<text:span text:style-name="T9">(</text:span>M<text:span text:style-name="T9">)</text:span> <text:span text:style-name="T9">+</text:span> <text:span text:style-name="T10">1</text:span><text:span text:style-name="T6">;</text:span></text:p>
      <text:p text:style-name="P1"><text:s text:c="16"/>checker <text:span text:style-name="T9">+=</text:span> newValue<text:span text:style-name="T6">;</text:span></text:p>
      <text:p text:style-name="P1"><text:s text:c="16"/>executor<text:span text:style-name="T9">.</text:span>execute<text:span text:style-name="T9">(</text:span><text:span text:style-name="T5">new</text:span> Producer<text:span text:style-name="T9">(</text:span>buffer<text:span text:style-name="T9">,</text:span> M<text:span text:style-name="T9">,</text:span> newValue<text:span text:style-name="T9">))</text:span><text:span text:style-name="T6">;</text:span></text:p>
      <text:p text:style-name="P1"><text:s text:c="12"/><text:span text:style-name="T6">}</text:span></text:p>
      <text:p text:style-name="P1"><text:s text:c="12"/><text:span text:style-name="T5">for</text:span> <text:span text:style-name="T9">(</text:span><text:span text:style-name="T7">int</text:span> i <text:span text:style-name="T9">=</text:span> <text:span text:style-name="T10">0</text:span><text:span text:style-name="T6">;</text:span> i <text:span text:style-name="T9">&lt;</text:span> n<text:span text:style-name="T6">;</text:span> i<text:span text:style-name="T9">++)</text:span> <text:span text:style-name="T6">{</text:span></text:p>
      <text:p text:style-name="P1"><text:s text:c="16"/>newValue <text:span text:style-name="T9">=</text:span> rn<text:span text:style-name="T9">.</text:span>nextInt<text:span text:style-name="T9">(</text:span>M<text:span text:style-name="T9">)</text:span> <text:span text:style-name="T9">+</text:span> <text:span text:style-name="T10">1</text:span><text:span text:style-name="T6">;</text:span></text:p>
      <text:p text:style-name="P1"><text:s text:c="16"/>checker <text:span text:style-name="T9">-=</text:span> newValue<text:span text:style-name="T6">;</text:span></text:p>
      <text:p text:style-name="P1"><text:s text:c="16"/>executor<text:span text:style-name="T9">.</text:span>execute<text:span text:style-name="T9">(</text:span><text:span text:style-name="T5">new</text:span> Consumer<text:span text:style-name="T9">(</text:span>buffer<text:span text:style-name="T9">,</text:span> M<text:span text:style-name="T9">,</text:span> newValue<text:span text:style-name="T9">))</text:span><text:span text:style-name="T6">;</text:span></text:p>
      <text:p text:style-name="P1"><text:s text:c="12"/><text:span text:style-name="T6">}</text:span></text:p>
      <text:p text:style-name="P1"><text:s text:c="12"/>executor<text:span text:style-name="T9">.</text:span>shutdown<text:span text:style-name="T9">()</text:span><text:span text:style-name="T6">;</text:span></text:p>
      <text:p text:style-name="P1"><text:s text:c="12"/><text:span text:style-name="T5">if</text:span> <text:span text:style-name="T9">(</text:span>checker <text:span text:style-name="T9">&lt;</text:span> <text:span text:style-name="T10">0</text:span> <text:span text:style-name="T9">||</text:span> checker <text:span text:style-name="T9">&gt;</text:span> <text:span text:style-name="T10">2</text:span> <text:span text:style-name="T9">*</text:span> M<text:span text:style-name="T9">)</text:span> <text:span text:style-name="T6">{</text:span></text:p>
      <text:p text:style-name="P1"><text:s text:c="16"/>executor<text:span text:style-name="T9">.</text:span>awaitTermination<text:span text:style-name="T9">(</text:span><text:span text:style-name="T10">0</text:span><text:span text:style-name="T9">,</text:span> <text:span text:style-name="T8">TimeUnit</text:span><text:span text:style-name="T9">.</text:span>SECONDS<text:span text:style-name="T9">)</text:span><text:span text:style-name="T6">;</text:span></text:p>
      <text:p text:style-name="P1"><text:s text:c="16"/>executor<text:span text:style-name="T9">.</text:span>shutdownNow<text:span text:style-name="T9">()</text:span><text:span text:style-name="T6">;</text:span></text:p>
      <text:p text:style-name="P1"><text:s text:c="16"/><text:span text:style-name="T5">continue</text:span><text:span text:style-name="T6">;</text:span></text:p>
      <text:p text:style-name="P1"><text:s text:c="12"/><text:span text:style-name="T6">}</text:span></text:p>
      <text:p text:style-name="P5"/>
      <text:p text:style-name="P1"><text:s text:c="12"/><text:span text:style-name="T7">long</text:span> end <text:span text:style-name="T9">=</text:span> <text:span text:style-name="T8">System</text:span><text:span text:style-name="T9">.</text:span>nanoTime<text:span text:style-name="T9">()</text:span><text:span text:style-name="T6">;</text:span></text:p>
      <text:p text:style-name="P1"><text:s text:c="12"/><text:span text:style-name="T8">System</text:span><text:span text:style-name="T9">.</text:span>out<text:span text:style-name="T9">.</text:span>println<text:span text:style-name="T9">(</text:span>end <text:span text:style-name="T9">-</text:span> begin<text:span text:style-name="T9">)</text:span><text:span text:style-name="T6">;</text:span></text:p>
      <text:p text:style-name="P1"><text:s text:c="12"/>executor<text:span text:style-name="T9">.</text:span>shutdownNow<text:span text:style-name="T9">()</text:span><text:span text:style-name="T6">;</text:span></text:p>
      <text:p text:style-name="P1"><text:s text:c="12"/>res<text:span text:style-name="T9">++</text:span><text:span text:style-name="T6">;</text:span></text:p>
      <text:p text:style-name="P1"><text:s text:c="8"/><text:span text:style-name="T6">}</text:span></text:p>
      <text:p text:style-name="P1"><text:s text:c="4"/><text:span text:style-name="T6">}</text:span></text:p>
      <text:p text:style-name="P6">}</text:p>
      <text:p text:style-name="P10">Kod źródłowy 2. Zmiany w klasie Main oraz Buffer wykorzystujące mechanizmy Java Concurrency Utilities.</text:p>
      <text:p text:style-name="P11">Zdecydowałem się zamienić zwykłe wątki na wątki zarządzane przez ExecutorService. Dodatkowo bloki synchronized zamieniłem na zwykłe funkcje z sekcją krytyczną zabezpieczoną ReentrantLockiem. Dodatkowo zautomatyzowałem testowanie każdego przypadku, tak by 100 razy liczyło czas wykonania, tak aby można było policzyć średnią. Zabezpieczyłem się przed zakleszczeniem. Jeżeli wylosowane wartości by nie spełniały warunku koniecznego zakończenia się poprawnego programu zabijałem wątki i powtarzałem iterację.</text:p>
      <text:p text:style-name="P11">Poniższe wykresy prezentują już zebrane wyniki dla różnych n, m, M.</text:p>
      <text:p text:style-name="P11"/>
      <text:p text:style-name="P11"><text:soft-page-break/>M = 100</text:p>
      <text:p text:style-name="P11"/>
      <text:p text:style-name="P11"><draw:frame draw:style-name="fr1" draw:name="Object1" text:anchor-type="paragraph" svg:width="15.998cm" svg:height="8.999cm" draw:z-index="0"><draw:object xlink:href="./Object 1" xlink:type="simple" xlink:show="embed" xlink:actuate="onLoad"/><draw:image xlink:href="./ObjectReplacements/Object 1" xlink:type="simple" xlink:show="embed" xlink:actuate="onLoad"/></draw:frame></text:p>
      <text:p text:style-name="P12">Jak widać Java Concurrency wypadają o wiele gorzej w tym zestawieniu. Powodem może być ociężałość ExecutorSerwisu, który gwarantuje większą kontrolę nad wątkami kosztem wydajności.</text:p>
      <text:p text:style-name="P13">n=m=10</text:p>
      <text:p text:style-name="P13"/>
      <text:p text:style-name="P13"/>
      <text:p text:style-name="P14"><draw:frame draw:style-name="fr1" draw:name="Object2" text:anchor-type="paragraph" svg:width="15.998cm" svg:height="8.999cm" draw:z-index="1"><draw:object xlink:href="./Object 2" xlink:type="simple" xlink:show="embed" xlink:actuate="onLoad"/><draw:image xlink:href="./ObjectReplacements/Object 2" xlink:type="simple" xlink:show="embed" xlink:actuate="onLoad"/></draw:frame></text:p>
      <text:p text:style-name="P14"><text:soft-page-break/>Jak widać pojemność bufora nie ma za dużego znaczenia jeżeli chodzi efektywność działania programu. Parametr M determinuje również potencjalną ilość <text:span text:style-name="T11">produkowanych/konsumowanych wartości dlatego jego zmiana nie wpływa za bardzo na działanie program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DejaVu Sans Mono" svg:font-family="'DejaVu Sans Mono'"/>
    <style:font-face style:name="Lohit Devanagari1" svg:font-family="'Lohit Devanagari'"/>
    <style:font-face style:name="Verdana" svg:font-family="Verdana,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21:56:32.004808725</meta:creation-date>
    <dc:date>2019-11-04T22:56:10.192348376</dc:date>
    <meta:editing-duration>PT26M41S</meta:editing-duration>
    <meta:editing-cycles>5</meta:editing-cycles>
    <meta:generator>LibreOffice/6.0.7.3$Linux_X86_64 LibreOffice_project/00m0$Build-3</meta:generator>
    <meta:document-statistic meta:table-count="0" meta:image-count="0" meta:object-count="2" meta:page-count="6" meta:paragraph-count="194" meta:word-count="786" meta:character-count="6460" meta:non-whitespace-character-count="44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01cm" svg:y="3.951cm" style:legend-expansion="high" chart:style-name="ch2"/>
        <chart:plot-area chart:style-name="ch3" chart:data-source-has-labels="both" svg:x="1.33cm" svg:y="0.179cm" svg:width="9.652cm" svg:height="7.66cm">
          <chartooo:coordinate-region svg:x="3.063cm" svg:y="0.379cm" svg:width="7.919cm" svg:height="6.813cm"/>
          <chart:axis chart:dimension="x" chart:name="primary-x" chart:style-name="ch4" chartooo:axis-type="auto">
            <chartooo:date-scale/>
            <chart:title svg:x="5.04cm" svg:y="8.018cm" chart:style-name="ch5">
              <text:p>Threads (n=m)</text:p>
            </chart:title>
            <chart:categories table:cell-range-address="local-table.$A$2:.$A$5"/>
          </chart:axis>
          <chart:axis chart:dimension="y" chart:name="primary-y" chart:style-name="ch6">
            <chart:title svg:x="0.451cm" svg:y="4.714cm" chart:style-name="ch7">
              <text:p>Time [ns]</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ystem</text:p>
              </table:table-cell>
              <table:table-cell office:value-type="string">
                <text:p>Java Concurrency Utilites</text:p>
              </table:table-cell>
            </table:table-row>
          </table:table-header-rows>
          <table:table-rows>
            <table:table-row>
              <table:table-cell office:value-type="string">
                <text:p>5</text:p>
              </table:table-cell>
              <table:table-cell office:value-type="float" office:value="3816422">
                <text:p>3816422</text:p>
              </table:table-cell>
              <table:table-cell office:value-type="float" office:value="17696402">
                <text:p>17696402</text:p>
              </table:table-cell>
            </table:table-row>
            <table:table-row>
              <table:table-cell office:value-type="string">
                <text:p>10</text:p>
              </table:table-cell>
              <table:table-cell office:value-type="float" office:value="5235831">
                <text:p>5235831</text:p>
              </table:table-cell>
              <table:table-cell office:value-type="float" office:value="28397201">
                <text:p>28397201</text:p>
              </table:table-cell>
            </table:table-row>
            <table:table-row>
              <table:table-cell office:value-type="string">
                <text:p>15</text:p>
              </table:table-cell>
              <table:table-cell office:value-type="float" office:value="6502370">
                <text:p>6502370</text:p>
              </table:table-cell>
              <table:table-cell office:value-type="float" office:value="40040798">
                <text:p>40040798</text:p>
              </table:table-cell>
            </table:table-row>
            <table:table-row>
              <table:table-cell office:value-type="string">
                <text:p>20</text:p>
              </table:table-cell>
              <table:table-cell office:value-type="float" office:value="8055466">
                <text:p>8055466</text:p>
              </table:table-cell>
              <table:table-cell office:value-type="float" office:value="63176272">
                <text:p>63176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221cm" svg:y="3.951cm" style:legend-expansion="high" chart:style-name="ch2"/>
        <chart:plot-area chart:style-name="ch3" chart:data-source-has-labels="both" svg:x="1.33cm" svg:y="0.179cm" svg:width="9.572cm" svg:height="7.66cm">
          <chartooo:coordinate-region svg:x="3.063cm" svg:y="0.379cm" svg:width="7.839cm" svg:height="6.813cm"/>
          <chart:axis chart:dimension="x" chart:name="primary-x" chart:style-name="ch4" chartooo:axis-type="auto">
            <chartooo:date-scale/>
            <chart:title svg:x="5.926cm" svg:y="8.018cm" chart:style-name="ch5">
              <text:p>M</text:p>
            </chart:title>
            <chart:categories table:cell-range-address="local-table.$A$2:.$A$5"/>
          </chart:axis>
          <chart:axis chart:dimension="y" chart:name="primary-y" chart:style-name="ch6">
            <chart:title svg:x="0.451cm" svg:y="4.714cm" chart:style-name="ch7">
              <text:p>Time [ns]</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ystem</text:p>
              </table:table-cell>
              <table:table-cell office:value-type="string">
                <text:p>Java Concurrency Utilities</text:p>
              </table:table-cell>
            </table:table-row>
          </table:table-header-rows>
          <table:table-rows>
            <table:table-row>
              <table:table-cell office:value-type="string">
                <text:p>10</text:p>
              </table:table-cell>
              <table:table-cell office:value-type="float" office:value="5819033">
                <text:p>5819033</text:p>
              </table:table-cell>
              <table:table-cell office:value-type="float" office:value="25513844">
                <text:p>25513844</text:p>
              </table:table-cell>
            </table:table-row>
            <table:table-row>
              <table:table-cell office:value-type="string">
                <text:p>20</text:p>
              </table:table-cell>
              <table:table-cell office:value-type="float" office:value="6306786">
                <text:p>6306786</text:p>
              </table:table-cell>
              <table:table-cell office:value-type="float" office:value="26913844">
                <text:p>26913844</text:p>
              </table:table-cell>
            </table:table-row>
            <table:table-row>
              <table:table-cell office:value-type="string">
                <text:p>50</text:p>
              </table:table-cell>
              <table:table-cell office:value-type="float" office:value="6692096">
                <text:p>6692096</text:p>
              </table:table-cell>
              <table:table-cell office:value-type="float" office:value="27913844">
                <text:p>27913844</text:p>
              </table:table-cell>
            </table:table-row>
            <table:table-row>
              <table:table-cell office:value-type="string">
                <text:p>100</text:p>
              </table:table-cell>
              <table:table-cell office:value-type="float" office:value="6482093">
                <text:p>6482093</text:p>
              </table:table-cell>
              <table:table-cell office:value-type="float" office:value="28913844">
                <text:p>2891384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